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 style:register-true="false"/>
      <style:text-properties fo:font-size="16pt" officeooo:paragraph-rsid="0009014e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 style:register-true="false"/>
      <style:text-properties fo:font-size="16pt" officeooo:paragraph-rsid="0009014e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5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6" style:family="text">
      <style:text-properties fo:color="#000000" loext:opacity="100%" style:font-name="Times New Roman"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XV</text:span><text:span text:style-name="T5">I</text:span></text:p>
      <text:p text:style-name="P2"><text:span text:style-name="T6">В ресторан вошел высокий парень в пальто, держа за руку красивую девушку. Пройдя в дальний зал, они сели за столик. Александр помог Насте снять пальто и повесил его на вешалку, стоявшую рядом. Та улыбнулась и устремила взгляд в меню. На ней было красивое черное платье. Алехин сидел в новом синем костюме. Сделав заказ, они оба посмотрели друг на друга и задумались о чем-то. </text:span></text:p>
      <text:p text:style-name="P2"><text:span text:style-name="T6">–Ты просто прекрасна в этом платье, – сказал он. </text:span></text:p>
      <text:p text:style-name="P2"><text:span text:style-name="T6">–Спасибо. Ты тоже хорошо выглядишь, – ответила девушка. </text:span></text:p>
      <text:p text:style-name="P2"><text:span text:style-name="T6">–Анастасия, могу я задать вам вопрос? </text:span></text:p>
      <text:p text:style-name="P2"><text:span text:style-name="T6">–Да, Александр, слушаю вас. </text:span></text:p>
      <text:p text:style-name="P2"><text:span text:style-name="T6">–Может мы уже оставим эту официальность, у нас все же свидание, а не деловая встреча. </text:span></text:p>
      <text:p text:style-name="P2"><text:span text:style-name="T6">–Нет, уважаемый Алехин. Ладно, Саш, я шучу, – улыбнулась девушка. </text:span></text:p>
      <text:p text:style-name="P2"><text:span text:style-name="T6">–Как думаешь, вон тот человек в шляпе за столиком справа следит за нами? </text:span></text:p>
      <text:p text:style-name="P2"><text:span text:style-name="T6">–Однозначно, смотри, как занервничал. </text:span></text:p>
      <text:p text:style-name="P2"><text:span text:style-name="T6">–Вот ваш заказ, – сказал подошедший официант, поставив на стол блюда. </text:span></text:p>
      <text:p text:style-name="P2"><text:span text:style-name="T6">–Благодарю, – ответил Александр. В следующий момент он взял трость и в следующий момент в подозрительного человека прилетел дротик, после чего тот упал, выронив пистолет.</text:span></text:p>
      <text:p text:style-name="P2"><text:span text:style-name="T6">–Так намного лучше, – посмеялась Настя. </text:span></text:p>
      <text:p text:style-name="P2"><text:span text:style-name="T6">В кабинет Марии вошли, держась за руки Вадим и Алена. Тот подошел к ее столу и, достав из портфеля папку с бумагами, вытащил оттуда одну из них. </text:span></text:p>
      <text:p text:style-name="P2"><text:soft-page-break/><text:span text:style-name="T6">–Мария Юрьевна, хочу заявить вам, что я расторгаю этот контракт. Он больше не имеет никакой надобности и значения, – произнес Керниган, разрывая бумаги. </text:span></text:p>
      <text:p text:style-name="P2"><text:span text:style-name="T6">–Так значит нашему сотрудничеству конец? Ну что ж, приятно было с вами работать мистер Керниган, – равнодушно ответила Мария. </text:span></text:p>
      <text:p text:style-name="P2"><text:span text:style-name="T6">–Все не совсем так. За время работы с вашей дочерью мы осознали важную вещь. Мне бы хотелось, чтобы та помолвка, которая была заключена по данному контракту стала официальной. Я здесь, чтобы просить вашего благословения и руки вашей дочери. </text:span></text:p>
      <text:p text:style-name="P2"><text:span text:style-name="T6">Приподняв бровь, Мария встала с кресла. На лице ее возникла задумчивость и некоторое недовольство. Керниган стоял невозмутимо. </text:span></text:p>
      <text:p text:style-name="P2"><text:span text:style-name="T6">–Алена Викторовна! Это очередной его ход или что?! – сказала вдруг она резко. </text:span></text:p>
      <text:p text:style-name="P2"><text:span text:style-name="T6">–Он говорит правду, – ответила та, пожимая плечами. </text:span></text:p>
      <text:p text:style-name="P2"><text:span text:style-name="T6">–Мария Юрьевна, поймите, ваша дочь прекрасна. Я буду беречь ее и ради нее не пожалею своей жизни.</text:span></text:p>
      <text:p text:style-name="P2"><text:span text:style-name="T6">–Но любовь и зло несовместимы! </text:span></text:p>
      <text:p text:style-name="P2"><text:span text:style-name="T6">–Ошибаетесь. Сейчас агентства в полном заблуждении, у нас есть приличный выигрыш во времени и внезапности для нанесения основного удара и полного захвата мира. А также теперь мы втянули в игру Александра Алехина. Таким образом будет намного проще разобраться с их семьей. </text:span></text:p>
      <text:p text:style-name="P2"><text:span text:style-name="T6">–Ну что ж. Хорошо. Я благословляю вас. Береги ее. Но помни, если с ее головы упадет хоть один волос – ты труп, – сказала Мария, садясь в кресло. </text:span></text:p>
      <text:p text:style-name="P2"><text:soft-page-break/><text:span text:style-name="T6">–Спасибо Мария Юрьевна. Я предлагаю вам отправиться с нами в Северную Корею, где мы планируем пока что раствориться. </text:span></text:p>
      <text:p text:style-name="P2"><text:span text:style-name="T6">–Что ж. Я подумаю, мистер Керниган. </text:span></text:p>
      <text:p text:style-name="P2"><text:span text:style-name="T6">–Хорошо. Но я буду рад видеть вас на нашей свадьбе. Приглашение пришлю на почту.</text:span></text:p>
      <text:p text:style-name="P2"><text:span text:style-name="T6">–Я запомню, – сказала Мария. </text:span></text:p>
      <text:p text:style-name="P2"><text:span text:style-name="T6">–Пойдем, звездочка, – сказал Вадим, и они вместе с Аленой удалились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37:32.125000000</meta:creation-date>
    <dc:date>2022-05-15T20:38:09.993000000</dc:date>
    <meta:editing-duration>PT38S</meta:editing-duration>
    <meta:editing-cycles>1</meta:editing-cycles>
    <meta:document-statistic meta:table-count="0" meta:image-count="0" meta:object-count="0" meta:page-count="3" meta:paragraph-count="29" meta:word-count="451" meta:character-count="2893" meta:non-whitespace-character-count="2432"/>
    <meta:generator>LibreOffice/7.2.2.2$Windows_X86_64 LibreOffice_project/02b2acce88a210515b4a5bb2e46cbfb63fe97d56</meta:generator>
  </office:meta>
</office:document-meta>
</file>